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5cm" svg:stroke-color="#000000" draw:marker-start-width="0.425cm" draw:marker-end-width="0.425cm" draw:fill="none" draw:textarea-vertical-align="middle" draw:auto-grow-height="false" fo:min-height="0.749cm" fo:min-width="0.499cm" fo:padding-top="0.2cm" fo:padding-bottom="0.2cm" fo:padding-left="0.325cm" fo:padding-right="0.325cm"/>
    </style:style>
    <style:style style:name="gr2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15cm" svg:stroke-color="#b3b3b3" draw:marker-start-width="0.425cm" draw:marker-end-width="0.425cm" draw:fill="none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cccccc" draw:textarea-horizontal-align="center" draw:textarea-vertical-align="middle"/>
    </style:style>
    <style:style style:name="gr6" style:family="graphic" style:parent-style-name="standard">
      <style:graphic-properties svg:stroke-width="0.3cm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55cm" svg:height="3.154cm" svg:x="8.263cm" svg:y="10.535cm">
          <text:p text:style-name="P1">PIAB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2" draw:layer="layout" svg:x1="9.869cm" svg:y1="10.535cm" svg:x2="9.869cm" svg:y2="9.483cm">
          <text:p/>
        </draw:line>
        <draw:custom-shape draw:style-name="gr3" draw:text-style-name="P1" draw:layer="layout" svg:width="4.207cm" svg:height="2.103cm" svg:x="7.766cm" svg:y="7.38cm">
          <text:p text:style-name="P1">ABC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869cm" svg:y1="7.39cm" svg:x2="9.869cm" svg:y2="6.339cm">
          <text:p/>
        </draw:line>
        <draw:custom-shape draw:style-name="gr4" draw:text-style-name="P1" draw:layer="layout" svg:width="6.31cm" svg:height="2.102cm" svg:x="6.714cm" svg:y="4.235cm">
          <text:p text:style-name="P1">crane</text:p>
          <draw:enhanced-geometry svg:viewBox="0 0 21600 21600" draw:type="rectangle" draw:enhanced-path="M 0 0 L 21600 0 21600 21600 0 21600 0 0 Z N"/>
        </draw:custom-shape>
        <draw:rect draw:style-name="gr5" draw:text-style-name="P2" draw:layer="layout" svg:width="2.104cm" svg:height="1.051cm" svg:x="8.643cm" svg:y="20.163cm">
          <text:p/>
        </draw:rect>
        <draw:rect draw:style-name="gr5" draw:text-style-name="P2" draw:layer="layout" svg:width="2.104cm" svg:height="1.051cm" svg:x="10.796cm" svg:y="21.324cm">
          <text:p/>
        </draw:rect>
        <draw:rect draw:style-name="gr5" draw:text-style-name="P2" draw:layer="layout" svg:width="2.103cm" svg:height="1.051cm" svg:x="6.49cm" svg:y="21.324cm">
          <text:p/>
        </draw:rect>
        <draw:rect draw:style-name="gr5" draw:text-style-name="P2" draw:layer="layout" svg:width="2.104cm" svg:height="1.051cm" svg:x="8.643cm" svg:y="21.324cm">
          <text:p/>
        </draw:rect>
        <draw:rect draw:style-name="gr5" draw:text-style-name="P2" draw:layer="layout" svg:width="2.103cm" svg:height="1.051cm" svg:x="6.49cm" svg:y="20.166cm">
          <text:p/>
        </draw:rect>
        <draw:rect draw:style-name="gr5" draw:text-style-name="P2" draw:layer="layout" svg:width="2.104cm" svg:height="1.053cm" svg:x="10.796cm" svg:y="20.167cm">
          <text:p/>
        </draw:rect>
        <draw:line draw:style-name="gr6" draw:text-style-name="P2" draw:layer="layout" svg:x1="4.337cm" svg:y1="22.374cm" svg:x2="15.186cm" svg:y2="22.374cm">
          <text:p/>
        </draw:line>
        <draw:line draw:style-name="gr2" draw:text-style-name="P2" draw:layer="layout" svg:x1="9.869cm" svg:y1="14.842cm" svg:x2="9.869cm" svg:y2="13.79cm">
          <text:p/>
        </draw:line>
        <draw:line draw:style-name="gr7" draw:text-style-name="P2" draw:layer="layout" svg:x1="9.869cm" svg:y1="14.741cm" svg:x2="4.611cm" svg:y2="22.1cm">
          <text:p/>
        </draw:line>
        <draw:line draw:style-name="gr7" draw:text-style-name="P2" draw:layer="layout" svg:x1="9.911cm" svg:y1="14.742cm" svg:x2="15.169cm" svg:y2="22.102cm">
          <text:p/>
        </draw:line>
        <draw:line draw:style-name="gr2" draw:text-style-name="P2" draw:layer="layout" svg:x1="9.869cm" svg:y1="4.244cm" svg:x2="9.869cm" svg:y2="3.193cm">
          <text:p/>
        </draw:line>
        <draw:line draw:style-name="gr7" draw:text-style-name="P2" draw:layer="layout" svg:x1="3.89cm" svg:y1="3.175cm" svg:x2="16.51cm" svg:y2="3.1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Ernesto Migliore</meta:initial-creator>
    <meta:creation-date>2008-02-27T21:40:02</meta:creation-date>
    <dc:creator>Ernesto Migliore</dc:creator>
    <dc:date>2008-02-28T16:46:00</dc:date>
    <dc:language>en-US</dc:language>
    <meta:editing-cycles>4</meta:editing-cycles>
    <meta:editing-duration>PT17M59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